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88cm" svg:x="13.206cm" svg:y="0.581cm">
            <draw:object draw:notify-on-update-of-ranges="Sheet1.C2:Sheet1.C2 Sheet1.C3:Sheet1.C6 Sheet1.D2:Sheet1.D2 Sheet1.D3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6cm" svg:height="8.988cm" svg:x="13.568cm" svg:y="11.504cm">
            <draw:object draw:notify-on-update-of-ranges="Sheet1.C26:Sheet1.C26 Sheet1.C27:Sheet1.C30 Sheet1.D26:Sheet1.D26 Sheet1.D27:Sheet1.D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6cm" svg:height="8.988cm" svg:x="13.76cm" svg:y="23.223cm">
            <draw:object draw:notify-on-update-of-ranges="Sheet1.A52:Sheet1.A52 Sheet1.A53:Sheet1.A56 Sheet1.B52:Sheet1.B52 Sheet1.B53:Sheet1.B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 1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 + E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4V + 2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A3:.B3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4*[.A3]+2*[.B3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A4:.B4])"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4*[.A4]+2*[.B4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A5:.B5])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table:formula="of:=4*[.A5]+2*[.B5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A6:.B6])"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formula="of:=4*[.A6]+2*[.B6]" office:value-type="float" office:value="110" calcext:value-type="float">
            <text:p>110</text:p>
          </table:table-cell>
        </table:table-row>
        <table:table-row table:style-name="ro1" table:number-rows-repeated="18">
          <table:table-cell table:number-columns-repeated="5"/>
        </table:table-row>
        <table:table-row table:style-name="ro1">
          <table:table-cell office:value-type="string" calcext:value-type="string">
            <text:p>Ex 1 i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 + E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4V + 3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A27:.B27]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4*[.A27]+3*[.B2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A28:.B28])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formula="of:=4*[.A28]+3*[.B28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A29:.B29])"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formula="of:=4*[.A29]+3*[.B29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A30:.B30])"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table:formula="of:=4*[.A30]+3*[.B30]" office:value-type="float" office:value="125" calcext:value-type="float">
            <text:p>125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office:value-type="string" calcext:value-type="string">
            <text:p>Ex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6n-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8T21:31:37.128000000</meta:creation-date>
    <dc:date>2025-02-09T02:38:08.905000000</dc:date>
    <meta:editing-duration>PT5H6M20S</meta:editing-duration>
    <meta:editing-cycles>25</meta:editing-cycles>
    <meta:generator>LibreOffice/24.8.4.2$Windows_X86_64 LibreOffice_project/bb3cfa12c7b1bf994ecc5649a80400d06cd71002</meta:generator>
    <meta:document-statistic meta:table-count="1" meta:cell-count="6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C2:Sheet1.D6" chart:data-source-has-labels="row" svg:x="1.32cm" svg:y="0.179cm" svg:width="14.358cm" svg:height="7.66cm">
          <chart:coordinate-region svg:x="2.171cm" svg:y="0.381cm" svg:width="13.305cm" svg:height="6.805cm"/>
          <chart:axis chart:dimension="x" chart:name="primary-x" chart:style-name="ch3">
            <chart:title svg:x="8.049cm" svg:y="8.018cm" chart:style-name="ch4">
              <text:p><text:span text:style-name="T1">V + E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D3:Sheet1.D6" chart:label-cell-address="Sheet1.D2:Sheet1.D2" chart:class="chart:scatter">
            <chart:domain table:cell-range-address="Sheet1.C3:Sheet1.C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3:Sheet1.C6</svg:desc>
                </draw:g>
              </table:table-cell>
              <table:table-cell office:value-type="float" office:value="20">
                <text:p>20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C26:Sheet1.D30" chart:data-source-has-labels="row" svg:x="1.32cm" svg:y="0.179cm" svg:width="14.358cm" svg:height="7.66cm">
          <chart:coordinate-region svg:x="2.171cm" svg:y="0.381cm" svg:width="13.305cm" svg:height="6.805cm"/>
          <chart:axis chart:dimension="x" chart:name="primary-x" chart:style-name="ch3">
            <chart:title svg:x="8.049cm" svg:y="8.018cm" chart:style-name="ch4">
              <text:p><text:span text:style-name="T1">V + E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D27:Sheet1.D30" chart:label-cell-address="Sheet1.D26:Sheet1.D26" chart:class="chart:scatter">
            <chart:domain table:cell-range-address="Sheet1.C27:Sheet1.C30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p</text:p>
                <draw:g>
                  <svg:desc>Sheet1.D26:Sheet1.D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27:Sheet1.C30</svg:desc>
                </draw:g>
              </table:table-cell>
              <table:table-cell office:value-type="float" office:value="20">
                <text:p>20</text:p>
                <draw:g>
                  <svg:desc>Sheet1.D27:Sheet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89cm" xlink:href=".." xlink:type="simple" chart:class="chart:scatter" chart:style-name="ch1">
        <chart:plot-area chart:style-name="ch2" table:cell-range-address="Sheet1.A52:Sheet1.B56" chart:data-source-has-labels="row" svg:x="1.32cm" svg:y="0.179cm" svg:width="14.358cm" svg:height="7.66cm">
          <chart:coordinate-region svg:x="2.171cm" svg:y="0.381cm" svg:width="13.305cm" svg:height="6.805cm"/>
          <chart:axis chart:dimension="x" chart:name="primary-x" chart:style-name="ch3">
            <chart:title svg:x="8.353cm" svg:y="8.018cm" chart:style-name="ch4">
              <text:p><text:span text:style-name="T1">n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53:Sheet1.B56" chart:label-cell-address="Sheet1.B52:Sheet1.B52" chart:class="chart:scatter">
            <chart:domain table:cell-range-address="Sheet1.A53:Sheet1.A56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52:Sheet1.B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53:Sheet1.A56</svg:desc>
                </draw:g>
              </table:table-cell>
              <table:table-cell office:value-type="float" office:value="10">
                <text:p>10</text:p>
                <draw:g>
                  <svg:desc>Sheet1.B53:Sheet1.B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178">
                <text:p>1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